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0.51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59cm" fo:min-width="0.309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25cm" fo:min-width="0.27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525cm" fo:min-width="0.27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0.889cm"/>
    </style:style>
    <style:style style:name="gr13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ff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loext:graphic-properties draw:fill="none"/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3.84cm" svg:y="2.5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856cm" svg:y="2.5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872cm" svg:y="2.5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048cm" svg:y="5.064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3.54cm" svg:x2="4.556cm" svg:y2="5.064cm">
          <text:p/>
        </draw:line>
        <draw:custom-shape draw:style-name="gr4" draw:text-style-name="P2" draw:layer="layout" svg:width="1.143cm" svg:height="1.143cm" svg:x="1.889cm" svg:y="4.96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21cm" svg:y1="3.54cm" svg:x2="2.397cm" svg:y2="4.937cm">
          <text:p/>
        </draw:line>
        <draw:custom-shape draw:style-name="gr5" draw:text-style-name="P2" draw:layer="layout" svg:width="1.143cm" svg:height="1.143cm" svg:x="5.689cm" svg:y="4.96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26cm" svg:y1="3.54cm" svg:x2="6.08cm" svg:y2="4.937cm">
          <text:p/>
        </draw:line>
        <draw:custom-shape draw:style-name="gr6" draw:text-style-name="P4" draw:layer="layout" svg:width="1.016cm" svg:height="1.016cm" svg:x="7.948cm" svg:y="5.064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842cm" svg:y1="3.54cm" svg:x2="7.985cm" svg:y2="5.064cm">
          <text:p/>
        </draw:line>
        <draw:custom-shape draw:style-name="gr5" draw:text-style-name="P2" draw:layer="layout" svg:width="1.143cm" svg:height="1.143cm" svg:x="2.589cm" svg:y="7.06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048cm" svg:y1="6.08cm" svg:x2="3.413cm" svg:y2="7.096cm">
          <text:p/>
        </draw:line>
        <draw:custom-shape draw:style-name="gr2" draw:text-style-name="P2" draw:layer="layout" svg:width="1.016cm" svg:height="1.016cm" svg:x="5.148cm" svg:y="7.164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064cm" svg:y1="6.08cm" svg:x2="5.699cm" svg:y2="7.223cm">
          <text:p/>
        </draw:line>
        <draw:custom-shape draw:style-name="gr5" draw:text-style-name="P2" draw:layer="layout" svg:width="1.143cm" svg:height="1.143cm" svg:x="4.089cm" svg:y="9.3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3cm" svg:height="1.143cm" svg:x="6.189cm" svg:y="9.36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191cm" svg:y1="8.112cm" svg:x2="4.683cm" svg:y2="9.382cm">
          <text:p/>
        </draw:line>
        <draw:line draw:style-name="gr3" draw:text-style-name="P3" draw:layer="layout" svg:x1="6.144cm" svg:y1="8.26cm" svg:x2="6.779cm" svg:y2="9.403cm">
          <text:p/>
        </draw:line>
        <draw:custom-shape draw:style-name="gr7" draw:text-style-name="P4" xml:id="id1" draw:id="id1" draw:layer="layout" svg:width="1.143cm" svg:height="1.143cm" svg:x="7.089cm" svg:y="7.35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1.143cm" svg:height="1.143cm" svg:x="9.189cm" svg:y="7.3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985cm" svg:y1="6.08cm" svg:x2="7.683cm" svg:y2="7.371cm">
          <text:p/>
        </draw:line>
        <draw:line draw:style-name="gr3" draw:text-style-name="P3" draw:layer="layout" svg:x1="8.874cm" svg:y1="6.08cm" svg:x2="9.779cm" svg:y2="7.392cm">
          <text:p/>
        </draw:line>
        <draw:frame draw:style-name="gr8" draw:text-style-name="P5" xml:id="id2" draw:id="id2" draw:layer="layout" svg:width="3.937cm" svg:height="1.524cm" svg:x="6.242cm" svg:y="11.379cm">
          <draw:text-box>
            <text:p>T[4:7]=NA$</text:p>
          </draw:text-box>
        </draw:frame>
        <draw:frame draw:style-name="gr9" draw:text-style-name="P5" xml:id="id4" draw:id="id4" draw:layer="layout" svg:width="4.93cm" svg:height="1.673cm" svg:x="8.343cm" svg:y="9.787cm">
          <draw:text-box>
            <text:p>T[2:7]=NANA$</text:p>
          </draw:text-box>
        </draw:frame>
        <draw:connector draw:style-name="gr10" draw:text-style-name="P3" draw:layer="layout" draw:type="line" svg:x1="7.661cm" svg:y1="8.496cm" svg:x2="8.21cm" svg:y2="11.379cm" draw:start-shape="id1" draw:start-glue-point="8" draw:end-shape="id2" svg:d="M7661 8496l549 2883" svg:viewBox="0 0 550 2884">
          <text:p/>
        </draw:connector>
        <draw:connector draw:style-name="gr10" draw:text-style-name="P3" draw:layer="layout" draw:type="line" svg:x1="10.165cm" svg:y1="8.329cm" svg:x2="10.808cm" svg:y2="9.787cm" draw:start-shape="id3" draw:start-glue-point="9" draw:end-shape="id4" draw:end-glue-point="0" svg:d="M10165 8329l643 1458" svg:viewBox="0 0 644 1459">
          <text:p/>
        </draw:connector>
        <draw:frame draw:style-name="gr11" draw:text-style-name="P7" draw:layer="layout" svg:width="0.853cm" svg:height="0.962cm" svg:x="6.923cm" svg:y="6.134cm">
          <draw:text-box>
            <text:p text:style-name="P6"><text:span text:style-name="T1">$</text:span></text:p>
          </draw:text-box>
        </draw:frame>
        <draw:frame draw:style-name="gr12" draw:text-style-name="P8" draw:layer="layout" svg:width="1.685cm" svg:height="1.139cm" svg:x="7.223cm" svg:y="3.417cm">
          <draw:text-box>
            <text:p text:style-name="P6"><text:span text:style-name="T1">NA </text:span></text:p>
          </draw:text-box>
        </draw:frame>
        <draw:frame draw:style-name="gr13" draw:text-style-name="P8" draw:layer="layout" svg:width="2.251cm" svg:height="1.673cm" svg:x="9.29cm" svg:y="5.964cm">
          <draw:text-box>
            <text:p text:style-name="P6"><text:span text:style-name="T1">NA$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2T01:25:30.085000000</meta:creation-date>
    <dc:date>2021-12-02T01:55:19.047000000</dc:date>
    <meta:editing-duration>PT8M47S</meta:editing-duration>
    <meta:editing-cycles>1</meta:editing-cycles>
    <meta:document-statistic meta:object-count="30"/>
    <meta:generator>LibreOffice/6.3.2.2$Windows_X86_64 LibreOffice_project/98b30e735bda24bc04ab42594c85f7fd8be07b9c</meta:generator>
  </office:meta>
</office:document-meta>
</file>